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fo:font-weight="bold" officeooo:rsid="000a1ee8" officeooo:paragraph-rsid="003b1ae9" style:font-weight-asian="bold" style:font-weight-complex="bold"/>
    </style:style>
    <style:style style:name="P7"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9"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3" style:family="paragraph" style:parent-style-name="Titre_20_Noir">
      <style:text-properties officeooo:rsid="001635cb" officeooo:paragraph-rsid="001635cb"/>
    </style:style>
    <style:style style:name="P14" style:family="paragraph" style:parent-style-name="Titre_20_Noir">
      <style:text-properties officeooo:rsid="0028b0e3" officeooo:paragraph-rsid="0029b695"/>
    </style:style>
    <style:style style:name="P15"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6"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7" style:family="paragraph" style:parent-style-name="Titre_20_Noir">
      <style:text-properties officeooo:paragraph-rsid="004d1898"/>
    </style:style>
    <style:style style:name="P18" style:family="paragraph" style:parent-style-name="Paragraphe">
      <style:text-properties officeooo:paragraph-rsid="002778a3"/>
    </style:style>
    <style:style style:name="P19" style:family="paragraph" style:parent-style-name="Paragraphe">
      <style:text-properties officeooo:paragraph-rsid="0042c349"/>
    </style:style>
    <style:style style:name="P20" style:family="paragraph" style:parent-style-name="Paragraphe">
      <style:text-properties officeooo:rsid="000f013b" officeooo:paragraph-rsid="003b1ae9"/>
    </style:style>
    <style:style style:name="P21" style:family="paragraph" style:parent-style-name="Paragraphe">
      <style:text-properties officeooo:rsid="000f013b" officeooo:paragraph-rsid="0054353d"/>
    </style:style>
    <style:style style:name="P22" style:family="paragraph" style:parent-style-name="Paragraphe">
      <style:paragraph-properties fo:text-align="end" style:justify-single-word="false"/>
      <style:text-properties officeooo:rsid="004eae23" officeooo:paragraph-rsid="003b1ae9"/>
    </style:style>
    <style:style style:name="P23" style:family="paragraph" style:parent-style-name="Paragraphe">
      <style:text-properties officeooo:rsid="00594fd0" officeooo:paragraph-rsid="003b1ae9"/>
    </style:style>
    <style:style style:name="P24" style:family="paragraph" style:parent-style-name="Paragraphe">
      <style:paragraph-properties fo:text-align="end" style:justify-single-word="false"/>
      <style:text-properties officeooo:rsid="000a1ee8" officeooo:paragraph-rsid="003b1ae9"/>
    </style:style>
    <style:style style:name="P25" style:family="paragraph" style:parent-style-name="Paragraphe">
      <style:paragraph-properties fo:text-align="end" style:justify-single-word="false"/>
      <style:text-properties officeooo:rsid="000a1ee8" officeooo:paragraph-rsid="0054353d"/>
    </style:style>
    <style:style style:name="P26" style:family="paragraph" style:parent-style-name="Paragraphe">
      <style:paragraph-properties fo:text-align="end" style:justify-single-word="false"/>
      <style:text-properties officeooo:rsid="000a1ee8" officeooo:paragraph-rsid="003daf44"/>
    </style:style>
    <style:style style:name="P27" style:family="paragraph" style:parent-style-name="Paragraphe">
      <style:paragraph-properties fo:text-align="start" style:justify-single-word="false"/>
      <style:text-properties officeooo:rsid="0047b37a" officeooo:paragraph-rsid="0047b37a"/>
    </style:style>
    <style:style style:name="P28" style:family="paragraph" style:parent-style-name="Paragraphe">
      <style:paragraph-properties fo:text-align="start" style:justify-single-word="false"/>
      <style:text-properties officeooo:rsid="0047b37a" officeooo:paragraph-rsid="0054353d"/>
    </style:style>
    <style:style style:name="P29" style:family="paragraph" style:parent-style-name="Paragraphe">
      <style:paragraph-properties fo:text-align="start" style:justify-single-word="false"/>
      <style:text-properties officeooo:rsid="0047b37a" officeooo:paragraph-rsid="003b1ae9"/>
    </style:style>
    <style:style style:name="P30" style:family="paragraph" style:parent-style-name="Paragraphe">
      <style:paragraph-properties fo:text-align="end" style:justify-single-word="false"/>
      <style:text-properties officeooo:rsid="005ca0c7" officeooo:paragraph-rsid="0054353d"/>
    </style:style>
    <style:style style:name="P31" style:family="paragraph" style:parent-style-name="Paragraphe">
      <style:paragraph-properties fo:text-align="end" style:justify-single-word="false"/>
      <style:text-properties officeooo:rsid="003daf44" officeooo:paragraph-rsid="0054353d"/>
    </style:style>
    <style:style style:name="P32" style:family="paragraph" style:parent-style-name="Paragraphe">
      <style:paragraph-properties fo:text-align="end" style:justify-single-word="false"/>
      <style:text-properties officeooo:rsid="003daf44" officeooo:paragraph-rsid="003b1ae9"/>
    </style:style>
    <style:style style:name="P33" style:family="paragraph" style:parent-style-name="Paragraphe">
      <style:paragraph-properties fo:text-align="end" style:justify-single-word="false"/>
      <style:text-properties officeooo:rsid="0054353d" officeooo:paragraph-rsid="0054353d"/>
    </style:style>
    <style:style style:name="P34" style:family="paragraph" style:parent-style-name="Paragraphe">
      <style:paragraph-properties fo:text-align="start" style:justify-single-word="false"/>
      <style:text-properties officeooo:rsid="0055f16e" officeooo:paragraph-rsid="0055f16e"/>
    </style:style>
    <style:style style:name="P35" style:family="paragraph" style:parent-style-name="Paragraphe">
      <style:paragraph-properties fo:text-align="start" style:justify-single-word="false"/>
      <style:text-properties officeooo:rsid="003fe9ba" officeooo:paragraph-rsid="003b1ae9"/>
    </style:style>
    <style:style style:name="P36" style:family="paragraph" style:parent-style-name="Paragraphe">
      <style:paragraph-properties fo:text-align="end" style:justify-single-word="false"/>
      <style:text-properties officeooo:rsid="00415a51" officeooo:paragraph-rsid="003b1ae9"/>
    </style:style>
    <style:style style:name="P37" style:family="paragraph" style:parent-style-name="Paragraphe">
      <style:paragraph-properties fo:text-align="end" style:justify-single-word="false"/>
      <style:text-properties officeooo:rsid="00415a51" officeooo:paragraph-rsid="0044639a"/>
    </style:style>
    <style:style style:name="P38" style:family="paragraph" style:parent-style-name="Paragraphe">
      <style:paragraph-properties fo:text-align="end" style:justify-single-word="false"/>
      <style:text-properties officeooo:rsid="0044639a" officeooo:paragraph-rsid="0044639a"/>
    </style:style>
    <style:style style:name="P39" style:family="paragraph" style:parent-style-name="Paragraphe">
      <style:text-properties officeooo:paragraph-rsid="006af358"/>
    </style:style>
    <style:style style:name="P40" style:family="paragraph" style:parent-style-name="Paragraphe">
      <style:text-properties fo:font-weight="bold" style:font-weight-asian="bold" style:font-weight-complex="bold"/>
    </style:style>
    <style:style style:name="P41" style:family="paragraph" style:parent-style-name="Paragraphe">
      <style:text-properties fo:font-weight="bold" officeooo:rsid="006af358" officeooo:paragraph-rsid="006af358" style:font-weight-asian="bold" style:font-weight-complex="bold"/>
    </style:style>
    <style:style style:name="P42" style:family="paragraph" style:parent-style-name="Paragraphe">
      <style:text-properties fo:font-weight="bold" officeooo:rsid="006e7238" officeooo:paragraph-rsid="006e7238" style:font-weight-asian="bold" style:font-weight-complex="bold"/>
    </style:style>
    <style:style style:name="P43" style:family="paragraph" style:parent-style-name="Paragraphe">
      <style:paragraph-properties fo:margin-left="1.251cm" fo:margin-right="0cm" fo:text-indent="0cm" style:auto-text-indent="false"/>
      <style:text-properties officeooo:paragraph-rsid="0031dca2"/>
    </style:style>
    <style:style style:name="P44" style:family="paragraph" style:parent-style-name="Paragraphe">
      <style:paragraph-properties fo:margin-left="1.251cm" fo:margin-right="0cm" fo:text-indent="0cm" style:auto-text-indent="false"/>
      <style:text-properties officeooo:paragraph-rsid="00325497"/>
    </style:style>
    <style:style style:name="P45"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6"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7"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8" style:family="paragraph" style:parent-style-name="Titre_20_Doré">
      <style:text-properties officeooo:paragraph-rsid="0029b695"/>
    </style:style>
    <style:style style:name="P49" style:family="paragraph" style:parent-style-name="Titre_20_Doré">
      <style:paragraph-properties fo:text-align="end" style:justify-single-word="false"/>
      <style:text-properties officeooo:rsid="000a1ee8" officeooo:paragraph-rsid="003b1ae9"/>
    </style:style>
    <style:style style:name="P50" style:family="paragraph" style:parent-style-name="Titre_20_Doré">
      <style:paragraph-properties fo:text-align="end" style:justify-single-word="false"/>
      <style:text-properties officeooo:rsid="000a1ee8" officeooo:paragraph-rsid="0054353d"/>
    </style:style>
    <style:style style:name="P51" style:family="paragraph" style:parent-style-name="Titre_20_Doré">
      <style:text-properties officeooo:rsid="003fe9ba" officeooo:paragraph-rsid="003fe9ba"/>
    </style:style>
    <style:style style:name="P52"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53" style:family="paragraph" style:parent-style-name="Titre_20_Doré">
      <style:text-properties officeooo:rsid="004ac88e"/>
    </style:style>
    <style:style style:name="P54" style:family="paragraph" style:parent-style-name="Titre_20_Doré">
      <style:text-properties officeooo:rsid="002a411d"/>
    </style:style>
    <style:style style:name="P55" style:family="paragraph" style:parent-style-name="Titre_20_Doré">
      <style:paragraph-properties fo:text-align="start" style:justify-single-word="false"/>
      <style:text-properties officeooo:rsid="0054353d" officeooo:paragraph-rsid="0054353d"/>
    </style:style>
    <style:style style:name="P56" style:family="paragraph" style:parent-style-name="Titre_20_Doré">
      <style:paragraph-properties fo:text-align="start" style:justify-single-word="false"/>
      <style:text-properties officeooo:rsid="0014393f" officeooo:paragraph-rsid="003b1ae9"/>
    </style:style>
    <style:style style:name="P57" style:family="paragraph" style:parent-style-name="Contact-Info">
      <style:paragraph-properties fo:text-align="end" style:justify-single-word="false"/>
      <style:text-properties fo:font-size="8pt" officeooo:paragraph-rsid="00339f4d" style:font-size-asian="8pt" style:font-size-complex="8pt"/>
    </style:style>
    <style:style style:name="P58" style:family="paragraph" style:parent-style-name="Contact-Info">
      <style:text-properties officeooo:paragraph-rsid="0069c025"/>
    </style:style>
    <style:style style:name="P59" style:family="paragraph" style:parent-style-name="Contact-Info">
      <style:text-properties fo:font-weight="normal" officeooo:rsid="003f86f5" officeooo:paragraph-rsid="0071f2b0" style:font-weight-asian="normal" style:font-weight-complex="normal"/>
    </style:style>
    <style:style style:name="P60" style:family="paragraph" style:parent-style-name="Titre_20_Noir">
      <style:paragraph-properties fo:break-before="page"/>
    </style:style>
    <style:style style:name="P61"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2" style:family="paragraph" style:parent-style-name="Paragraphe" style:list-style-name="L1">
      <style:text-properties fo:font-weight="normal" officeooo:paragraph-rsid="004d1898" style:font-weight-asian="normal" style:font-weight-complex="normal"/>
    </style:style>
    <style:style style:name="P63" style:family="paragraph" style:parent-style-name="Paragraphe" style:list-style-name="L1">
      <style:text-properties fo:font-weight="normal" officeooo:paragraph-rsid="004dbddc" style:font-weight-asian="normal" style:font-weight-complex="normal"/>
    </style:style>
    <style:style style:name="P64" style:family="paragraph" style:parent-style-name="Paragraphe" style:list-style-name="L3">
      <style:paragraph-properties fo:text-align="start" style:justify-single-word="false"/>
      <style:text-properties officeooo:rsid="003fe9ba" officeooo:paragraph-rsid="003b1ae9"/>
    </style:style>
    <style:style style:name="P65" style:family="paragraph" style:parent-style-name="Paragraphe" style:list-style-name="L3">
      <style:paragraph-properties fo:text-align="start" style:justify-single-word="false"/>
      <style:text-properties officeooo:rsid="003fe9ba" officeooo:paragraph-rsid="003fe9ba"/>
    </style:style>
    <style:style style:name="P66"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540e1"/>
    </style:style>
    <style:style style:name="P67"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d3826"/>
    </style:style>
    <style:style style:name="P68" style:family="paragraph" style:parent-style-name="Titre_20_Noir">
      <style:text-properties officeooo:rsid="0028b0e3" officeooo:paragraph-rsid="0074529e"/>
    </style:style>
    <style:style style:name="P69" style:family="paragraph" style:parent-style-name="Titre_20_Noir">
      <style:text-properties officeooo:rsid="0074529e" officeooo:paragraph-rsid="0074529e"/>
    </style:style>
    <style:style style:name="P70" style:family="paragraph" style:parent-style-name="Titre_20_Noir">
      <style:paragraph-properties fo:break-before="page"/>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officeooo:rsid="0021d122"/>
    </style:style>
    <style:style style:name="T20" style:family="text">
      <style:text-properties fo:font-weight="normal" style:font-weight-asian="normal" style:font-weight-complex="normal"/>
    </style:style>
    <style:style style:name="T21" style:family="text">
      <style:text-properties fo:font-weight="normal" officeooo:rsid="0020a5ec" style:font-weight-asian="normal" style:font-weight-complex="normal"/>
    </style:style>
    <style:style style:name="T22" style:family="text">
      <style:text-properties fo:font-weight="normal" officeooo:rsid="0021d122" style:font-weight-asian="normal" style:font-weight-complex="normal"/>
    </style:style>
    <style:style style:name="T23" style:family="text">
      <style:text-properties fo:font-weight="normal" officeooo:rsid="00228952" style:font-weight-asian="normal" style:font-weight-complex="normal"/>
    </style:style>
    <style:style style:name="T24" style:family="text">
      <style:text-properties fo:font-weight="normal" officeooo:rsid="00329218" style:font-weight-asian="normal" style:font-weight-complex="normal"/>
    </style:style>
    <style:style style:name="T25" style:family="text">
      <style:text-properties fo:font-weight="normal" officeooo:rsid="0034aaa6" style:font-weight-asian="normal" style:font-weight-complex="normal"/>
    </style:style>
    <style:style style:name="T26" style:family="text">
      <style:text-properties fo:font-weight="normal" officeooo:rsid="0027773b" style:font-weight-asian="normal" style:font-weight-complex="normal"/>
    </style:style>
    <style:style style:name="T27" style:family="text">
      <style:text-properties fo:font-weight="normal" officeooo:rsid="0031dca2" style:font-weight-asian="normal" style:font-weight-complex="normal"/>
    </style:style>
    <style:style style:name="T28" style:family="text">
      <style:text-properties fo:font-weight="normal" officeooo:rsid="00100f7a" style:font-weight-asian="normal" style:font-weight-complex="normal"/>
    </style:style>
    <style:style style:name="T29" style:family="text">
      <style:text-properties fo:font-weight="normal" officeooo:rsid="0031a684" style:font-weight-asian="normal" style:font-weight-complex="normal"/>
    </style:style>
    <style:style style:name="T30" style:family="text">
      <style:text-properties fo:font-weight="normal" officeooo:rsid="0019b229" style:font-weight-asian="normal" style:font-weight-complex="normal"/>
    </style:style>
    <style:style style:name="T31" style:family="text">
      <style:text-properties fo:font-weight="normal" officeooo:rsid="000641fc" style:font-weight-asian="normal" style:font-weight-complex="normal"/>
    </style:style>
    <style:style style:name="T32" style:family="text">
      <style:text-properties fo:font-weight="normal" officeooo:rsid="003a9c1c" style:font-weight-asian="normal" style:font-weight-complex="normal"/>
    </style:style>
    <style:style style:name="T33" style:family="text">
      <style:text-properties fo:font-weight="normal" officeooo:rsid="0039e35a" style:font-weight-asian="normal" style:font-weight-complex="normal"/>
    </style:style>
    <style:style style:name="T34" style:family="text">
      <style:text-properties fo:font-weight="normal" officeooo:rsid="004d1898" style:font-weight-asian="normal" style:font-weight-complex="normal"/>
    </style:style>
    <style:style style:name="T35" style:family="text">
      <style:text-properties fo:font-weight="normal" officeooo:rsid="0069c025" style:font-weight-asian="normal" style:font-weight-complex="normal"/>
    </style:style>
    <style:style style:name="T36" style:family="text">
      <style:text-properties fo:font-weight="normal" officeooo:rsid="007e8a28" style:font-weight-asian="normal" style:font-weight-complex="normal"/>
    </style:style>
    <style:style style:name="T37" style:family="text">
      <style:text-properties fo:font-size="10.5pt" officeooo:rsid="002f7bc3" style:font-size-asian="10.5pt" style:font-size-complex="10.5pt"/>
    </style:style>
    <style:style style:name="T38" style:family="text">
      <style:text-properties officeooo:rsid="004625c5"/>
    </style:style>
    <style:style style:name="T39" style:family="text">
      <style:text-properties officeooo:rsid="004d1898"/>
    </style:style>
    <style:style style:name="T40" style:family="text">
      <style:text-properties officeooo:rsid="004dbddc"/>
    </style:style>
    <style:style style:name="T41" style:family="text">
      <style:text-properties officeooo:rsid="0054353d"/>
    </style:style>
    <style:style style:name="T42" style:family="text">
      <style:text-properties officeooo:rsid="0057514d"/>
    </style:style>
    <style:style style:name="T43" style:family="text">
      <style:text-properties officeooo:rsid="0059df82"/>
    </style:style>
    <style:style style:name="T44" style:family="text">
      <style:text-properties officeooo:rsid="005b61ec"/>
    </style:style>
    <style:style style:name="T45" style:family="text">
      <style:text-properties officeooo:rsid="0061cca6"/>
    </style:style>
    <style:style style:name="T46" style:family="text">
      <style:text-properties officeooo:rsid="00690933"/>
    </style:style>
    <style:style style:name="T47" style:family="text">
      <style:text-properties officeooo:rsid="0078473e"/>
    </style:style>
    <style:style style:name="T48" style:family="text">
      <style:text-properties officeooo:rsid="006af358"/>
    </style:style>
    <style:style style:name="T49" style:family="text">
      <style:text-properties officeooo:rsid="006e7408"/>
    </style:style>
    <style:style style:name="T50" style:family="text">
      <style:text-properties officeooo:rsid="006f2118"/>
    </style:style>
    <style:style style:name="T51" style:family="text">
      <style:text-properties officeooo:rsid="00712b59"/>
    </style:style>
    <style:style style:name="T52" style:family="text">
      <style:text-properties officeooo:rsid="007cf5ba"/>
    </style:style>
    <style:style style:name="T53" style:family="text">
      <style:text-properties officeooo:rsid="0074529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urriculum Vitae</text:p>
      <table:table table:name="Table1" table:style-name="Table1">
        <table:table-column table:style-name="Table1.A"/>
        <table:table-column table:style-name="Table1.B"/>
        <table:table-row>
          <table:table-cell table:style-name="Table1.A1" office:value-type="string">
            <text:p text:style-name="P58"><text:span text:style-name="T8">Linkedin Profil</text:span><text:span text:style-name="T14">e </text:span><text:span text:style-name="T15">(contains a lot more details)</text:span><text:span text:style-name="T8"> : </text:span><text:line-break/><text:a xlink:type="simple" xlink:href="http://www.linkedin.com/pub/david-gagnon/28/a1/466"><text:span text:style-name="T35">http://www.linkedin.com/pub/david-gagnon/28/a1/466</text:span></text:a></text:p>
            <text:p text:style-name="Contact-Info"><text:span text:style-name="T14">E-mai</text:span><text:span text:style-name="T8">l :</text:span><text:line-break/><text:a xlink:type="simple" xlink:href="mailto:toogreen@gmail.com"><text:span text:style-name="T31">toogreen@gmail.com</text:span></text:a></text:p>
          </table:table-cell>
          <table:table-cell table:style-name="Table1.A1" office:value-type="string">
            <text:p text:style-name="P57"><text:span text:style-name="T8">David Gagnon</text:span><text:line-break/><text:span text:style-name="T34">8340, ave de Chateaubriand<text:line-break/>H2P 2A1, Montréal</text:span><text:span text:style-name="T28"><text:line-break/></text:span><text:span text:style-name="T12">Home </text:span><text:span text:style-name="T29">: (</text:span><text:span text:style-name="T34">438</text:span><text:span text:style-name="T29">) </text:span><text:span text:style-name="T34">383</text:span><text:span text:style-name="T30">-</text:span><text:span text:style-name="T34">3600</text:span><text:span text:style-name="T30"><text:line-break/></text:span><text:span text:style-name="T13">Mobile </text:span><text:span text:style-name="T30">: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39">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span text:style-name="T51">Always willing to go the extra mile to better master it.</text:span></text:p>
      <text:p text:style-name="P17">Exp<text:span text:style-name="T6">e</text:span>rience</text:p>
      <text:p text:style-name="P53">Softvoyage – November 2012 <text:span text:style-name="T44">to March 2014</text:span></text:p>
      <text:p text:style-name="P39">Web Designer and CSS/jQuery/HTML5 Developer. Work<text:span text:style-name="T47">ed</text:span> on general graphic design as well as HTML5 development and UI design, with a <text:span text:style-name="T39">special</text:span> focus on mobile devices and responsive design. <text:span text:style-name="T45">More recently started developing in-house web applications using PHP and MySQL/MariaDB. Most of the work was done on a Mac OS X client machine with code running on Linux servers (CentOS, RHLE).</text:span></text:p>
      <text:p text:style-name="P45">Some notable projects related to above position :</text:p>
      <text:list xml:id="list1343458891436152835" text:style-name="L1">
        <text:list-item>
          <text:p text:style-name="P62"><text:span text:style-name="T16">Main Softvoyage Website</text:span><text:span text:style-name="T39"> (</text:span><text:a xlink:type="simple" xlink:href="http://www.softvoyage.com/"><text:span text:style-name="T39">www.softvoyage.com</text:span></text:a><text:span text:style-name="T39">)<text:line-break/>Based on a provided design, I have mostly built this Wordpress website's content and functionalities</text:span></text:p>
        </text:list-item>
        <text:list-item>
          <text:p text:style-name="P63"><text:span text:style-name="T17">HTML5 Holidays Greetings card</text:span><text:span text:style-name="T40"> (</text:span><text:a xlink:type="simple" xlink:href="http://holidays.softvoyage.com/"><text:span text:style-name="T40">holidays.softvoyage.com</text:span></text:a><text:span text:style-name="T40">)<text:line-break/>Greetings card built entirely in HTML5/CSS3 and jQuery.</text:span></text:p>
        </text:list-item>
        <text:list-item>
          <text:p text:style-name="P63"><text:span text:style-name="T17">AvenirMD</text:span><text:span text:style-name="T40"> (</text:span><text:a xlink:type="simple" xlink:href="http://www.avenirmd.com/"><text:span text:style-name="T40">www.avenirmd.com</text:span></text:a><text:span text:style-name="T40">)<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text:span text:style-name="T4">following this link</text:span></text:a><text:span text:style-name="T4">. </text:span></text:p>
      <text:p text:style-name="P46">Some notable projects related to above position :</text:p>
      <text:list xml:id="list540200216900819378" text:style-name="L2">
        <text:list-item>
          <text:p text:style-name="P66"><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text:span text:style-name="T46">out of date and lacks the quality I would normally require</text:span>, but it used to actually look good when I was still in charge of it! </text:p>
        </text:list-item>
        <text:list-item>
          <text:p text:style-name="P66"><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66"><text:a xlink:type="simple" xlink:href="http://www.linkedin.com/redir/redirect?url=https%3A%2F%2Fdocs%2Egoogle%2Ecom%2Fopen%3Fid%3D0B22ydAZ7kz_NbEZrMHE0UEhCNmM&amp;urlhash=CB9H">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67"><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67"><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66"><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8">Web and Print design, as well as teaching English for various schools around Shanghai.</text:p>
      <text:p text:style-name="P44"><text:span text:style-name="T10">P</text:span><text:span text:style-name="T9">roje</text:span><text:span text:style-name="T10">c</text:span><text:span text:style-name="T9">ts : </text:span><text:span text:style-name="T21">wonderful-earth.com, </text:span><text:span text:style-name="T22">photojournaliste.ca, iqi.com, xlnt.com, logos corpos</text:span><text:span text:style-name="T19">,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43"><text:span text:style-name="T9">Proje</text:span><text:span text:style-name="T11">c</text:span><text:span text:style-name="T9">ts : </text:span><text:span text:style-name="T24">vallee.ca, </text:span><text:span text:style-name="T21">novabus.com, </text:span><text:span text:style-name="T22">garaga.com, ver-mac.com, </text:span><text:span text:style-name="T23">ateq.qc.ca, camps-odyssee.com, daaquam.com, <text:s/>sportsmontreal.com, </text:span><text:span text:style-name="T25">le1000.com,</text:span><text:span text:style-name="T23"> </text:span><text:span text:style-name="T27">and much more</text:span><text:span text:style-name="T26">!</text:span></text:p>
      <text:p text:style-name="Titre_20_Doré"><text:span text:style-name="T6">Freelancing</text:span> — 1997-1999</text:p>
      <text:p text:style-name="P19">Freelancing for various web design projects as well as printed graphics and documents.</text:p>
      <text:p text:style-name="P60"><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3">Skills &amp; Qualifications<text:line-break/></text:p>
      <table:table table:name="Table2" table:style-name="Table2">
        <table:table-column table:style-name="Table2.A"/>
        <table:table-column table:style-name="Table2.B"/>
        <table:table-row table:style-name="Table2.1">
          <table:table-cell table:style-name="Table2.A1" office:value-type="string">
            <text:p text:style-name="P40">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40">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41">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40"><text:span text:style-name="T48">D</text:span>eveloper</text:p>
          </table:table-cell>
          <table:table-cell table:style-name="Table2.A1" office:value-type="string">
            <text:p text:style-name="Paragraphe">I have built websites and on-line apps in HTML5/CSS3/PHP/MySQL. I can do a little bit of backend but I mostly excel at front-end.</text:p>
          </table:table-cell>
        </table:table-row>
        <table:table-row table:style-name="Table2.5">
          <table:table-cell table:style-name="Table2.A1" office:value-type="string">
            <text:p text:style-name="P40">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40">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40">Lecturer</text:p>
          </table:table-cell>
          <table:table-cell table:style-name="Table2.A1" office:value-type="string">
            <text:p text:style-name="Paragraphe">Gave <text:span text:style-name="T48">a few</text:span> talks and workshops on <text:span text:style-name="T48">promoting </text:span>the use of Open Source software in Education.</text:p>
          </table:table-cell>
        </table:table-row>
        <table:table-row table:style-name="Table2.8">
          <table:table-cell table:style-name="Table2.A1" office:value-type="string">
            <text:p text:style-name="P42">Long Term Vis<text:span text:style-name="T49">i</text:span>onary</text:p>
          </table:table-cell>
          <table:table-cell table:style-name="Table2.A1" office:value-type="string">
            <text:p text:style-name="Paragraphe">Tend to be gifted at choosing the right sustainable technologies for the long term, <text:span text:style-name="T50">by staying aware of the latest in technologies, I </text:span>can usually predict upcoming trends, and therefore choose the right technologies that will last.</text:p>
          </table:table-cell>
        </table:table-row>
        <table:table-row table:style-name="Table2.7">
          <table:table-cell table:style-name="Table2.A1" office:value-type="string">
            <text:p text:style-name="P40">Blogger, <text:span text:style-name="T48">writer</text:span></text:p>
          </table:table-cell>
          <table:table-cell table:style-name="Table2.A1" office:value-type="string">
            <text:p text:style-name="Paragraphe"><text:span text:style-name="T48">Been</text:span> writing weekly articles for Nelson Dumais, Le Magazine (<text:a xlink:type="simple" xlink:href="http://www.nelsondumais.com/">http://www.nelsondumais.com</text:a>), <text:span text:style-name="T48">and some other webzines over the years.</text:span></text:p>
          </table:table-cell>
        </table:table-row>
        <table:table-row>
          <table:table-cell table:style-name="Table2.A10" office:value-type="string">
            <text:p text:style-name="P40">Bilingual</text:p>
          </table:table-cell>
          <table:table-cell table:style-name="Table2.A10" office:value-type="string">
            <text:p text:style-name="Paragraphe">Native French speaker, fluent in English, also knows some Mandarin Chinese <text:span text:style-name="T48">and a tiny bit of Spanish.</text:span></text:p>
          </table:table-cell>
        </table:table-row>
      </table:table>
      <text:p text:style-name="P14"/>
      <text:p text:style-name="P14">Portfolio <text:span text:style-name="T53">available at this URL</text:span> :</text:p>
      <text:p text:style-name="P68"><text:a xlink:type="simple" xlink:href="https://www.behance.net/gallery/4606221/Portfolio"><text:span text:style-name="T36">https://www.behance.net/gallery/4606221/Portfolio</text:span></text:a></text:p>
      <text:p text:style-name="P68"/>
      <text:p text:style-name="P68"/>
      <text:p text:style-name="P68"/>
      <text:p text:style-name="P69"><text:span text:style-name="T36">T</text:span><text:span text:style-name="T20">he following pages contain letters of reference.</text:span></text:p>
      <text:p text:style-name="P15"/>
      <text:p text:style-name="P70"/>
      <text:p text:style-name="P5"/>
      <text:p text:style-name="P5"/>
      <text:p text:style-name="P5"/>
      <text:p text:style-name="P5"/>
      <text:p text:style-name="P5"/>
      <text:p text:style-name="P5"/>
      <text:p text:style-name="P5">Reference Mr David Gagnon.</text:p>
      <text:p text:style-name="P2"/>
      <text:p text:style-name="P2"/>
      <text:p text:style-name="P12">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2">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2">Apart from his excellent teaching I have always been impressed with Mr Gagnons ability to visit all Xiehe campus’s to discuss ICT needs and help campus based personel at teaching and administrative levels achieve their targets.</text:p>
      <text:p text:style-name="P12">He has also on a regular basis briefed Principals as to what they should do in terms of policy and practice and has fully developed the organizational structure of Xiehe ICT facilities to meet the needs of the current century.</text:p>
      <text:p text:style-name="P12">He is a humble but very able ICT theoretician and practitioner who I fully recommend to you without reservation <text:s/>as a teacher /adviser and one who we would wish to re-employ should the opportunity offer itself.</text:p>
      <text:p text:style-name="P12">Should any further information be required please do not hesitate to request it.I recommend him to you as an excellent candidate for any post or area of Study for which he might apply</text:p>
      <text:p text:style-name="P7"/>
      <text:p text:style-name="P7"/>
      <text:p text:style-name="P7"/>
      <text:p text:style-name="P7">Yours sincerely</text:p>
      <text:p text:style-name="P7"/>
      <text:p text:style-name="P7"/>
      <text:p text:style-name="P7"/>
      <text:p text:style-name="P7"/>
      <text:p text:style-name="P8"/>
      <text:p text:style-name="P10">Dr Roger W R Morgan.</text:p>
      <text:p text:style-name="P10">Principal SUIS.Pu Dong</text:p>
      <text:p text:style-name="P10">Chief Inspector Xiehe Education.</text:p>
      <text:p text:style-name="P11"><text:span text:style-name="T1">29</text:span><text:span text:style-name="T3">th</text:span><text:span text:style-name="T1"> June 2012.</text:span></text:p>
      <text:p text:style-name="P8"/>
      <text:p text:style-name="P4"/>
      <text:p text:style-name="P61"/>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9">RE: DAVID GAGNON</text:p>
      <text:p text:style-name="P9"/>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8-24T23:01:31.578673000</dc:date>
    <meta:editing-duration>P1DT13H57M50S</meta:editing-duration>
    <meta:editing-cycles>117</meta:editing-cycles>
    <meta:generator>LibreOffice/4.2.5.2$MacOSX_x86 LibreOffice_project/61cb170a04bb1f12e77c884eab9192be736ec5f5</meta:generator>
    <meta:document-statistic meta:table-count="2" meta:image-count="0" meta:object-count="0" meta:page-count="4" meta:paragraph-count="81" meta:word-count="1749" meta:character-count="11130" meta:non-whitespace-character-count="9451"/>
  </office:meta>
</office:document-meta>
</file>